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967*"/>
    </style:style>
    <style:style style:name="Таблица2.B" style:family="table-column">
      <style:table-column-properties style:column-width="65.53m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49" style:family="table">
      <style:table-properties style:width="131mm" style:rel-width="100%" fo:break-before="page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5.48mm" style:rel-column-width="3967*"/>
    </style:style>
    <style:style style:name="Таблица6.B" style:family="table-column">
      <style:table-column-properties style:column-width="65.53m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6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925bed" style:font-size-asian="9pt" style:font-size-complex="9pt"/>
    </style:style>
    <style:style style:name="P8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9ccd01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10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5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6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7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8" style:family="paragraph" style:parent-style-name="Standard">
      <style:paragraph-properties fo:line-height="4.9mm" style:writing-mode="page">
        <style:tab-stops/>
      </style:paragraph-properties>
      <style:text-properties style:font-name="Liberation Serif" fo:font-size="12pt" fo:language="en" fo:country="US" fo:font-weight="bold" officeooo:rsid="01ac1623" officeooo:paragraph-rsid="01ac1623" style:font-size-asian="12pt" style:font-weight-asian="bold" style:font-name-complex="Liberation Serif" style:font-size-complex="12pt" style:font-weight-complex="bold"/>
    </style:style>
    <style:style style:name="P29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30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31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32" style:family="paragraph" style:parent-style-name="Standard">
      <style:paragraph-properties fo:line-height="100%"/>
      <style:text-properties style:font-name="Liberation Serif5" fo:font-size="9pt" fo:language="en" fo:country="US" officeooo:rsid="01ac1623" officeooo:paragraph-rsid="01ac1623" style:font-size-asian="9pt" style:font-size-complex="9pt"/>
    </style:style>
    <style:style style:name="P33" style:family="paragraph" style:parent-style-name="Standard">
      <style:paragraph-properties fo:line-height="3.88mm"/>
    </style:style>
    <style:style style:name="P34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"/>
    </style:style>
    <style:style style:name="P35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size-complex="8pt"/>
    </style:style>
    <style:style style:name="P36" style:family="paragraph" style:parent-style-name="Standard">
      <style:paragraph-properties fo:margin-top="2.12mm" fo:margin-bottom="0mm" loext:contextual-spacing="false" fo:line-height="3.88mm"/>
      <style:text-properties fo:font-size="8pt" officeooo:paragraph-rsid="0058f8b8" style:font-size-asian="8pt"/>
    </style:style>
    <style:style style:name="P37" style:family="paragraph" style:parent-style-name="Standard">
      <style:paragraph-properties fo:margin-top="2.12mm" fo:margin-bottom="0mm" loext:contextual-spacing="false" fo:line-height="3.88m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8" style:family="paragraph" style:parent-style-name="Standard">
      <style:paragraph-properties fo:margin-top="2.12mm" fo:margin-bottom="0mm" loext:contextual-spacing="false" fo:line-height="3.88mm" style:writing-mode="page"/>
      <style:text-properties fo:font-size="9pt" fo:font-style="normal" officeooo:rsid="015c4aa2" officeooo:paragraph-rsid="01adf8c8" style:font-size-asian="9pt" style:font-style-asian="normal" style:font-size-complex="9pt" style:font-style-complex="normal"/>
    </style:style>
    <style:style style:name="P39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40" style:family="paragraph" style:parent-style-name="Standard">
      <style:paragraph-properties fo:margin-top="0mm" fo:margin-bottom="2.12mm" loext:contextual-spacing="false" fo:line-height="3.88m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41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baa730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baa730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44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19ccd01" style:font-size-asian="9pt" style:font-style-asian="normal" style:font-weight-asian="bold" style:font-size-complex="9pt" style:font-style-complex="normal" style:font-weight-complex="bold"/>
    </style:style>
    <style:style style:name="P45" style:family="paragraph" style:parent-style-name="Информация_20_о_20_журнале">
      <style:text-properties officeooo:paragraph-rsid="01c7bd06"/>
    </style:style>
    <style:style style:name="P46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7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8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Liberation Serif5" fo:font-size="10pt" fo:font-weight="bold" officeooo:rsid="01afbe36" officeooo:paragraph-rsid="01afbe36" style:font-size-asian="10pt" style:font-weight-asian="bold" style:font-size-complex="10pt" style:font-weight-complex="bold" style:text-scale="96%"/>
    </style:style>
    <style:style style:name="P49" style:family="paragraph" style:parent-style-name="Standard">
      <loext:graphic-properties draw:fill-image-width="0mm" draw:fill-image-height="0mm"/>
      <style:paragraph-properties fo:margin-top="3.9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50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925bed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9ccd01" style:font-size-asian="9pt" style:font-weight-asian="bold" style:font-size-complex="9pt" style:font-weight-complex="bold"/>
    </style:style>
    <style:style style:name="P52" style:family="paragraph" style:parent-style-name="Standard">
      <loext:graphic-properties draw:fill-image-width="0mm" draw:fill-image-height="0mm"/>
      <style:paragraph-properties fo:margin-top="2.5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loext:graphic-properties draw:fill-image-width="0mm" draw:fill-image-height="0mm"/>
      <style:paragraph-properties fo:margin-top="3mm" fo:margin-bottom="2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55" style:family="paragraph" style:parent-style-name="Редколлегия">
      <style:text-properties officeooo:paragraph-rsid="01c7bd06"/>
    </style:style>
    <style:style style:name="P56" style:family="paragraph" style:parent-style-name="Редколлегия">
      <style:paragraph-properties fo:margin-top="0mm" fo:margin-bottom="11.5mm" loext:contextual-spacing="false"/>
    </style:style>
    <style:style style:name="P57" style:family="paragraph" style:parent-style-name="Редколлегия">
      <style:paragraph-properties fo:margin-top="0mm" fo:margin-bottom="11.5mm" loext:contextual-spacing="false"/>
      <style:text-properties officeooo:paragraph-rsid="01c7bd06"/>
    </style:style>
    <style:style style:name="P58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66c2" style:text-scale="96%"/>
    </style:style>
    <style:style style:name="P59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bd06" style:text-scale="96%"/>
    </style:style>
    <style:style style:name="P60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66c2"/>
    </style:style>
    <style:style style:name="P6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officeooo:paragraph-rsid="01c7bd06"/>
    </style:style>
    <style:style style:name="P62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officeooo:paragraph-rsid="01c766c2"/>
    </style:style>
    <style:style style:name="P63" style:family="paragraph" style:parent-style-name="Информация_20_о_20_журнале">
      <loext:graphic-properties draw:fill="none"/>
      <style:paragraph-properties fo:margin-left="0mm" fo:margin-right="1.5mm" fo:margin-top="0mm" fo:margin-bottom="0mm" loext:contextual-spacing="false" fo:text-indent="0mm" style:auto-text-indent="false" fo:background-color="transparent" style:writing-mode="page"/>
      <style:text-properties officeooo:paragraph-rsid="01c7bd06"/>
    </style:style>
    <style:style style:name="P64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c766c2"/>
    </style:style>
    <style:style style:name="P65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officeooo:paragraph-rsid="01c766c2"/>
    </style:style>
    <style:style style:name="P66" style:family="paragraph" style:parent-style-name="Информация_20_о_20_журнале">
      <style:paragraph-properties fo:margin-left="1.5mm" fo:margin-right="0mm" fo:text-indent="0mm" style:auto-text-indent="false" style:writing-mode="page"/>
      <style:text-properties officeooo:paragraph-rsid="01c7bd06"/>
    </style:style>
    <style:style style:name="P67" style:family="paragraph" style:parent-style-name="Информация_20_о_20_журнале">
      <loext:graphic-properties draw:fill="none"/>
      <style:paragraph-properties fo:margin-left="1.5mm" fo:margin-right="0mm" fo:text-indent="0mm" style:auto-text-indent="false" fo:background-color="transparent" style:writing-mode="page"/>
      <style:text-properties officeooo:paragraph-rsid="01c7bd06"/>
    </style:style>
    <style:style style:name="P68" style:family="paragraph" style:parent-style-name="Contents_20_1" style:master-page-name="В_20_номере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P69" style:family="paragraph" style:parent-style-name="Text_20_body" style:master-page-name="Первая_20_страница_20_статьи">
      <style:paragraph-properties style:page-number="auto"/>
      <style:text-properties officeooo:paragraph-rsid="01be8bdd"/>
    </style:style>
    <style:style style:name="P70" style:family="paragraph" style:parent-style-name="Standard" style:master-page-name="Table_20_of_20_contents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P71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72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5" style:family="text">
      <style:text-properties officeooo:rsid="009c3fa3"/>
    </style:style>
    <style:style style:name="T6" style:family="text">
      <style:text-properties officeooo:rsid="009f4cf9"/>
    </style:style>
    <style:style style:name="T7" style:family="text">
      <style:text-properties officeooo:rsid="0193a2ec"/>
    </style:style>
    <style:style style:name="T8" style:family="text">
      <style:text-properties officeooo:rsid="019e19e1"/>
    </style:style>
    <style:style style:name="T9" style:family="text">
      <style:text-properties officeooo:rsid="01a93755"/>
    </style:style>
    <style:style style:name="T10" style:family="text">
      <style:text-properties officeooo:rsid="01ab73a7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925bed" style:font-style-asian="italic" style:font-style-complex="italic"/>
    </style:style>
    <style:style style:name="T14" style:family="text">
      <style:text-properties fo:font-style="italic" officeooo:rsid="01c766c2" style:font-style-asian="italic" style:font-style-complex="italic"/>
    </style:style>
    <style:style style:name="T15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2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3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4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6" style:family="text">
      <style:text-properties officeooo:rsid="015c4aa2"/>
    </style:style>
    <style:style style:name="T27" style:family="text">
      <style:text-properties officeooo:rsid="018a89c5"/>
    </style:style>
    <style:style style:name="T28" style:family="text">
      <style:text-properties officeooo:rsid="01925bed"/>
    </style:style>
    <style:style style:name="T29" style:family="text">
      <style:text-properties officeooo:rsid="0195c269"/>
    </style:style>
    <style:style style:name="T30" style:family="text">
      <style:text-properties officeooo:rsid="01adf8c8"/>
    </style:style>
    <style:style style:name="T31" style:family="text">
      <style:text-properties officeooo:rsid="01c766c2"/>
    </style:style>
    <style:style style:name="T32" style:family="text">
      <style:text-properties officeooo:rsid="0180b0e9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54">ФИЛОСОФИЯ <text:span text:style-name="T31">РЕЛИГИИ</text:span></text:p>
            <text:p text:style-name="P6"/>
            <text:p text:style-name="P42">Научно-теоретический журнал</text:p>
            <text:p text:style-name="P52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29">Номер</text:span> <text:variable-set text:name="Номер" office:value-type="float" office:value="1" style:data-style-name="N0">1</text:variable-set></text:p>
          </table:table-cell>
        </table:table-row>
      </table:table>
      <text:p text:style-name="P50"><text:span text:style-name="T2">Главный редактор </text:span><text:span text:style-name="T3">– </text:span><text:span text:style-name="T15">В.</text:span><text:span text:style-name="T16">К</text:span><text:span text:style-name="T15">. </text:span><text:span text:style-name="T16">Шохин</text:span><text:span text:style-name="T4"> </text:span><text:span text:style-name="T3">(Институт философии РАН, Россия)</text:span></text:p>
      <text:p text:style-name="P7"><text:span text:style-name="T18">Зам. главного редактора</text:span> – <text:span text:style-name="T14">К</text:span><text:span text:style-name="T13">.</text:span><text:span text:style-name="T14">В</text:span><text:span text:style-name="T13">. </text:span><text:span text:style-name="T14">Карпов</text:span> (Институт философии РАН, Россия)</text:p>
      <text:p text:style-name="P7"><text:span text:style-name="T18">Ответственный секретарь</text:span> – <text:span text:style-name="T14">Т</text:span><text:span text:style-name="T13">.</text:span><text:span text:style-name="T14">С</text:span><text:span text:style-name="T13">. </text:span><text:span text:style-name="T14">Самарина</text:span><text:span text:style-name="T28"> </text:span>(Институт философии РАН, Россия)</text:p>
      <text:p text:style-name="P43">Редакционная коллегия</text:p>
      <text:p text:style-name="Редколлегия"><text:span text:style-name="T12">И.Г. Гаспаров </text:span>(Воронежский государственный медицинский университет</text:p>
      <text:p text:style-name="Редколлегия">им. Н.Н. Бурденко, Воронеж, Россия)</text:p>
      <text:p text:style-name="Редколлегия"><text:span text:style-name="T12">Г. Гассер </text:span>(Инсбрукский университет, Инсбрук, Австрия)</text:p>
      <text:p text:style-name="Редколлегия"><text:span text:style-name="T12">Х.-П. Гроссханс </text:span>(Мюнстерский университет, Мюнстер, Германия)</text:p>
      <text:p text:style-name="Редколлегия"><text:span text:style-name="T12">С. Дэвис </text:span>(Колледж Маккены, Клермонт, США)</text:p>
      <text:p text:style-name="Редколлегия"><text:span text:style-name="T12">К. Кемп</text:span> (Университет св. Фомы, Сент-Пол, США)</text:p>
      <text:p text:style-name="Редколлегия"><text:span text:style-name="T12">С.А. Коначева</text:span> (Российский Государственный Гуманитарный Университет, Москва, Россия)</text:p>
      <text:p text:style-name="Редколлегия"><text:span text:style-name="T12">М. Мюррей</text:span> (Колледж Франклина и Маршалла, Ланкастер, США)</text:p>
      <text:p text:style-name="Редколлегия"><text:span text:style-name="T12">Я. Саламон </text:span>(Карлов Университет, Прага, Чехия)</text:p>
      <text:p text:style-name="Редколлегия"><text:span text:style-name="T12">М. Стобер</text:span> (Университет Торонто, Торонто, Канада)</text:p>
      <text:p text:style-name="Редколлегия"><text:span text:style-name="T12">Р. Суинберн</text:span> (Оксфордский университет, Оксфорд, Великобритания)</text:p>
      <text:p text:style-name="Редколлегия"><text:span text:style-name="T12">У. Уэйнрайт</text:span> (Университет Висконсин-Милуоки, Милуоки, США)</text:p>
      <text:p text:style-name="P56"><text:span text:style-name="T12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0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60"><text:span text:style-name="T18">Периодичность: </text:span>2 раза в год. Выходит с 1997 г.</text:p>
            <text:p text:style-name="P58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62"><text:span text:style-name="T18">Подписной индекс</text:span> в Объединенном каталоге «Пресса России» – 94118</text:p>
          </table:table-cell>
          <table:table-cell table:style-name="Таблица2.B1" office:value-type="string">
            <text:p text:style-name="P64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5">Публикуемые материалы прошли процедуру рецензирования и экспертного отбора.</text:p>
            <text:p text:style-name="Информация_20_о_20_журнале">Адрес редакции: Российская Федерация, 109240, г. Москва, ул. Гончарная, д. 12, стр. 1, оф. 412 Тел.: +7 (495) 697-73-26; e-mail: hist_phil@iph.ras.ru; </text:p>
            <text:p text:style-name="Информация_20_о_20_журнале">сайт: http<text:span text:style-name="T32">s</text:span>://<text:span text:style-name="T32">hp.</text:span>iph.ras.ru</text:p>
          </table:table-cell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9">PHILOSOPHY OF SCIENCE</text:p>
            <text:p text:style-name="P5">AND TECHNOLOGY</text:p>
            <text:p text:style-name="P41">(FILOSOFIYA NAUKI I TEKHNIKI)</text:p>
            <text:p text:style-name="P53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51"><text:span text:style-name="T2">Главный редактор </text:span><text:span text:style-name="T3">– </text:span><text:span text:style-name="T15">В.А. Лекторский</text:span><text:span text:style-name="T4"> </text:span><text:span text:style-name="T3">(Институт философии РАН, Россия)</text:span></text:p>
      <text:p text:style-name="P8"><text:span text:style-name="T18">Зам. главного редактора</text:span> – <text:span text:style-name="T13">В.Г. Горохов</text:span> (Институт философии РАН, Россия)</text:p>
      <text:p text:style-name="P8"><text:span text:style-name="T18">Ответственный секретарь</text:span> – <text:span text:style-name="T13">Е.О. Труфанова</text:span><text:span text:style-name="T28"> </text:span>(Институт философии РАН, Россия)</text:p>
      <text:p text:style-name="P44">Редакционная коллегия</text:p>
      <text:p text:style-name="P55"><text:span text:style-name="T12">И.Г. Гаспаров </text:span>(Воронежский государственный медицинский университет</text:p>
      <text:p text:style-name="P55">им. Н.Н. Бурденко, Воронеж, Россия)</text:p>
      <text:p text:style-name="P55"><text:span text:style-name="T12">Г. Гассер </text:span>(Инсбрукский университет, Инсбрук, Австрия)</text:p>
      <text:p text:style-name="P55"><text:span text:style-name="T12">Х.-П. Гроссханс </text:span>(Мюнстерский университет, Мюнстер, Германия)</text:p>
      <text:p text:style-name="P55"><text:span text:style-name="T12">С. Дэвис </text:span>(Колледж Маккены, Клермонт, США)</text:p>
      <text:p text:style-name="P55"><text:span text:style-name="T12">К. Кемп</text:span> (Университет св. Фомы, Сент-Пол, США)</text:p>
      <text:p text:style-name="P55"><text:span text:style-name="T12">С.А. Коначева</text:span> (Российский Государственный Гуманитарный Университет, Москва, Россия)</text:p>
      <text:p text:style-name="P55"><text:span text:style-name="T12">М. Мюррей</text:span> (Колледж Франклина и Маршалла, Ланкастер, США)</text:p>
      <text:p text:style-name="P55"><text:span text:style-name="T12">Я. Саламон </text:span>(Карлов Университет, Прага, Чехия)</text:p>
      <text:p text:style-name="P55"><text:span text:style-name="T12">М. Стобер</text:span> (Университет Торонто, Торонто, Канада)</text:p>
      <text:p text:style-name="P55"><text:span text:style-name="T12">Р. Суинберн</text:span> (Оксфордский университет, Оксфорд, Великобритания)</text:p>
      <text:p text:style-name="P55"><text:span text:style-name="T12">У. Уэйнрайт</text:span> (Университет Висконсин-Милуоки, Милуоки, США)</text:p>
      <text:p text:style-name="P57"><text:span text:style-name="T12">А.Р. Фокин</text:span> (Институт философии РАН, Москва, Россия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1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61"><text:span text:style-name="T18">Периодичность: </text:span>2 раза в год. Выходит с 1997 г.</text:p>
            <text:p text:style-name="P59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63"><text:span text:style-name="T18">Подписной индекс</text:span> в Объединенном каталоге «Пресса России» – 94118</text:p>
          </table:table-cell>
          <table:table-cell table:style-name="Таблица6.B1" office:value-type="string">
            <text:p text:style-name="P66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7">Публикуемые материалы прошли процедуру рецензирования и экспертного отбора.</text:p>
            <text:p text:style-name="P45">Адрес редакции: Российская Федерация, 109240, г. Москва, ул. Гончарная, д. 12, стр. 1, оф. 412 Тел.: +7 (495) 697-73-26; e-mail: hist_phil@iph.ras.ru; </text:p>
            <text:p text:style-name="P45">сайт: http<text:span text:style-name="T32">s</text:span>://<text:span text:style-name="T32">hp.</text:span>iph.ras.ru</text:p>
          </table:table-cell>
        </table:table-row>
      </table:table>
      <text:p text:style-name="P68"/>
      <text:p text:style-name="P70"/>
      <text:p text:style-name="P69"/>
      <text:p text:style-name="P71">Научно-теоретический журнал</text:p>
      <text:p text:style-name="P29"/>
      <text:p text:style-name="P28">Философия науки и техники</text:p>
      <text:p text:style-name="P27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34"/>
      <text:p text:style-name="P37"><text:span text:style-name="T18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7"/>
      <text:p text:style-name="P38">Свидетельство о регистрации СМИ: ПИ <text:span text:style-name="T30">№ ФС77-60065 от 10.12.2014 г.</text:span></text:p>
      <text:p text:style-name="P36"/>
      <text:p text:style-name="Standard"><text:span text:style-name="T19">Главный редактор </text:span><text:span text:style-name="T21">А.А. Гусейнов</text:span></text:p>
      <text:p text:style-name="Standard"><text:span text:style-name="T19">Ответственный секретарь</text:span><text:span text:style-name="T20"> О.В. Артемьева</text:span></text:p>
      <text:p text:style-name="Standard"><text:span text:style-name="T19">Научный редактор </text:span><text:span text:style-name="T21">А.В. Прокофьев</text:span></text:p>
      <text:p text:style-name="Standard"><text:span text:style-name="T19">Зав. редакцией </text:span><text:span text:style-name="T21">М.А. Корзо</text:span></text:p>
      <text:p text:style-name="Standard"><text:span text:style-name="T19">Редактор </text:span><text:span text:style-name="T21">Р.С. Платонов</text:span></text:p>
      <text:p text:style-name="P35"/>
      <text:p text:style-name="P33"><text:span text:style-name="T23">Художники: </text:span><text:span text:style-name="T22">О.О. Петина, Ю.А. Аношина</text:span></text:p>
      <text:p text:style-name="P33"><text:span text:style-name="T23">Технический редактор </text:span><text:span text:style-name="T22">Ю.А. Аношина</text:span></text:p>
      <text:p text:style-name="P33"><text:span text:style-name="T23">Корре</text:span><text:span text:style-name="T24">ктор </text:span><text:span text:style-name="T25">И.А. Мальцева</text:span></text:p>
      <text:p text:style-name="P40"/>
      <text:p text:style-name="P39">Подписано в печать с оригинал-макета 00.05.16.<text:line-break/>Формат 70х10<text:span text:style-name="T27">0</text:span> 1/16. Печать офсетная. Гарнитура <text:span text:style-name="T17">Times</text:span> <text:span text:style-name="T17">New</text:span> <text:span text:style-name="T17">Roman</text:span>.<text:line-break/>Усл. печ. л. <text:span text:style-name="T26">12</text:span><text:span text:style-name="T17">,</text:span>0<text:span text:style-name="T17">0</text:span>. Уч.-изд. л.<text:span text:style-name="T27">14,46</text:span>. Тираж 1 000 экз. Заказ № <text:span text:style-name="T26">25</text:span>.</text:p>
      <text:p text:style-name="P39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30"/>
      <text:p text:style-name="P30">Отпечатано в ЦОП Института философии РАН<text:line-break/>109240, г. Москва, ул. Гончарная, д. 12, стр. 1</text:p>
      <text:p text:style-name="P31"/>
      <text:p text:style-name="P32">Информацию о журнале «Философия науки и техники» см. на сайте:</text:p>
      <text:p text:style-name="P32">http://iph.ras.ru/phscitech.htm</text:p>
      <text:h text:style-name="P72" text:outline-level="1">Информация для авторов</text:h>
      <text:p text:style-name="P47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46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46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 актуальной литературы, рецензии на книги. Языки публикаций: русский и английский.</text:p>
      <text:p text:style-name="P48">Основные тематические направления журнала:</text:p>
      <text:p text:style-name="P46">1. Общие проблемы эпистемологии, философии науки и техники.</text:p>
      <text:p text:style-name="P46">2. Историческая эпистемология науки и техники.</text:p>
      <text:p text:style-name="P46">3. Проблемы конвергенции естественнонаучного и социогуманитарного знания.</text:p>
      <text:p text:style-name="P46">4. Методологические проблемы естественных, социо-гуманитарных и технических наук.</text:p>
      <text:p text:style-name="P46">5. Философские проблемы современной технонауки и конвергентных технологий.</text:p>
      <text:p text:style-name="P46">6. Этика науки и техники.</text:p>
      <text:p text:style-name="P46">7. Социально-философские проблемы науки и техники.</text:p>
      <text:p text:style-name="P46">8. Эпистемология когнитивных наук.</text:p>
      <text:p text:style-name="P46">Научные статьи и переводы статей: 0,75–1,2 а.л. (включая сноски, списки литературы и аннотации).</text:p>
      <text:p text:style-name="P46">Рецензии и обзоры: до 0,5 а.л. Для рецензии также требуется аннотация.</text:p>
      <text:p text:style-name="P46">(1 а.л. – 40 000 знаков, включая пробелы и сноски).</text:p>
      <text:p text:style-name="P46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46">Рукописи принимаются в электронном виде в формате MS Word по адресу электронной почты редакции: phil.science.and.technology@gmail.com.</text:p>
      <text:p text:style-name="P46">С правилами оформления статей можно ознакомиться на сайте журнала. Статьи, не оформленные по указанным правилам, рассматриваться не будут.</text:p>
      <text:p text:style-name="P46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46">Плата за опубликование рукописей не взимается. Гонорары авторам не выплачиваются.</text:p>
      <text:p text:style-name="P46">Адрес редакции: Российская Федерация, 109240, г. Москва, ул. Гончарная, д. 12, стр. 1, оф. 310. Тел.: +7 (495) 697-93-93; e-mail: phil.science.and.technology@gmail.com;</text:p>
      <text:p text:style-name="P18">сайт: 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11.01mm" fo:margin-bottom="2.15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1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center" style:justify-single-word="false" style:page-number="auto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mm" fo:margin-right="0mm" fo:text-indent="0m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3.53mm" style:writing-mode="lr-tb">
        <style:tab-stops>
          <style:tab-stop style:position="147mm" style:type="right" style:leader-style="dotted" style:leader-text="."/>
        </style:tab-stops>
      </style:paragraph-properties>
      <style:text-properties officeooo:rsid="00f7d3b7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7029*"/>
    </style:style>
    <style:style style:name="Таблица1.B" style:family="table-column">
      <style:table-column-properties style:rel-column-width="342*"/>
    </style:style>
    <style:style style:name="Таблица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360*"/>
    </style:style>
    <style:style style:name="Таблица8.B" style:family="table-column">
      <style:table-column-properties style:rel-column-width="6840*"/>
    </style:style>
    <style:style style:name="Таблица8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5" style:family="table">
      <style:table-properties style:width="131mm" style:rel-width="100%" table:align="center" style:writing-mode="page"/>
    </style:style>
    <style:style style:name="Таблица5.A" style:family="table-column">
      <style:table-column-properties style:column-width="65.49mm" style:rel-column-width="3685*"/>
    </style:style>
    <style:style style:name="Таблица5.B" style:family="table-column">
      <style:table-column-properties style:column-width="65.51mm" style:rel-column-width="3686*"/>
    </style:style>
    <style:style style:name="Таблица5.A1" style:family="table-cell">
      <style:table-cell-properties fo:padding="0mm" fo:border="none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2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officeooo:rsid="01a93755"/>
    </style:style>
    <style:style style:name="MT7" style:family="text">
      <style:text-properties officeooo:rsid="01ab73a7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1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587-683X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  <table:table-row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10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1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Страница_20_статьи" style:display-name="Страница статьи" style:page-layout-name="Mpm9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Верхний_20_колонтитул_20_правая_20_страница"/>
            </table:table-cell>
            <table:table-cell table:style-name="Таблица1.A1" office:value-type="string">
              <text:p text:style-name="MP13"><text:page-number text:select-page="current">0</text:page-number></text:p>
            </table:table-cell>
          </table:table-row>
        </table:table>
      </style:header>
      <style:header-left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4"><text:page-number text:select-page="current">0</text:page-number></text:p>
            </table:table-cell>
            <table:table-cell table:style-name="Таблица8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0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5">Философия науки и техники</text:p>
              <text:p text:style-name="MP16"><text:variable-get text:name="Год" style:data-style-name="N0">2019</text:variable-get>. Т. <text:variable-get text:name="Том" style:data-style-name="N0">3</text:variable-get>. № <text:variable-get text:name="Номер" style:data-style-name="N0">1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Philosophy of Science and Technology</text:p>
              <text:p text:style-name="MP19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, pp. <text:page-number text:select-page="current">5</text:page-number>–</text:p>
              <text:p text:style-name="MP20">DOI: <text:span text:style-name="MT6">10.21146/2413-9084-</text:span><text:variable-get text:name="Год" style:data-style-name="N0">2019</text:variable-get>-<text:variable-get text:name="Том" style:data-style-name="N0">3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p text:style-name="MP21"/>
      </style:footer>
    </style:master-page>
    <style:master-page style:name="Index" style:hidden="true" style:page-layout-name="Mpm11"/>
    <style:master-page style:name="Envelope" style:hidden="true" style:page-layout-name="Mpm12"/>
    <style:master-page style:name="HTML" style:hidden="true" style:page-layout-name="Mpm13"/>
    <style:master-page style:name="Landscape" style:page-layout-name="Mpm14"/>
    <style:master-page style:name="Титул_20_русский" style:display-name="Титул русский" style:page-layout-name="Mpm5" style:next-style-name="Титул_20_английский">
      <style:header>
        <text:p text:style-name="MP1">ISSN 2587-683X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4.2$Linux_X86_64 LibreOffice_project/9d0f32d1f0b509096fd65e0d4bec26ddd1938fd3</meta:generator>
    <meta:editing-duration>PT52M13S</meta:editing-duration>
    <meta:editing-cycles>12</meta:editing-cycles>
    <dc:date>2019-04-03T22:14:48.814927950</dc:date>
    <meta:document-statistic meta:table-count="9" meta:image-count="0" meta:object-count="0" meta:page-count="7" meta:paragraph-count="123" meta:word-count="1049" meta:character-count="8189" meta:non-whitespace-character-count="7249"/>
    <meta:template xlink:type="simple" xlink:actuate="onRequest" xlink:title="ФНиТ" xlink:href="../ФНиТ.ott" meta:date="2019-03-28T20:08:47.937292167"/>
  </office:meta>
</office:document-meta>
</file>